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ae0" officeooo:paragraph-rsid="000bea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22:44:07.335000000</meta:creation-date>
    <meta:generator>LibreOffice/7.0.4.2$Windows_X86_64 LibreOffice_project/dcf040e67528d9187c66b2379df5ea4407429775</meta:generator>
    <dc:date>2021-02-04T22:44:22.746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2"/>
  </office:meta>
</office:document-meta>
</file>